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3f85" officeooo:paragraph-rsid="00063f85"/>
    </style:style>
    <style:style style:name="P2" style:family="paragraph" style:parent-style-name="Standard">
      <style:text-properties officeooo:rsid="000735c6" officeooo:paragraph-rsid="000735c6"/>
    </style:style>
    <style:style style:name="P3" style:family="paragraph" style:parent-style-name="Standard">
      <style:text-properties officeooo:rsid="000735c6" officeooo:paragraph-rsid="000735c6"/>
    </style:style>
    <style:style style:name="P4" style:family="paragraph" style:parent-style-name="Standard">
      <style:text-properties officeooo:rsid="000a24c2" officeooo:paragraph-rsid="000a24c2"/>
    </style:style>
    <style:style style:name="P5" style:family="paragraph" style:parent-style-name="Standard">
      <style:text-properties officeooo:rsid="000a3b64" officeooo:paragraph-rsid="000a3b64"/>
    </style:style>
    <style:style style:name="T1" style:family="text">
      <style:text-properties officeooo:rsid="000735c6"/>
    </style:style>
    <style:style style:name="T2" style:family="text">
      <style:text-properties officeooo:rsid="000797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ck:</text:p>
      <text:p text:style-name="P1"/>
      <text:p text:style-name="P1">A stack is an ordered collection of items into which new items may be inseted and from which items may be deleted at one end, called the top of the stack.</text:p>
      <text:p text:style-name="P1"/>
      <text:p text:style-name="P1">Primitive operations:</text:p>
      <text:p text:style-name="P1"/>
      <text:p text:style-name="P1">push()</text:p>
      <text:p text:style-name="P1">pop()</text:p>
      <text:p text:style-name="P1">stacktop():- get the element at the top of the stack</text:p>
      <text:p text:style-name="P1">Note:</text:p>
      <text:p text:style-name="P1">Although the push() operation is applicable to any stack, the pop() operation can’t be applied to the empty stack because such a stack has no element to pop.</text:p>
      <text:p text:style-name="P1">Therefore, before applying the pop() we must ensure empty(s) returns false.</text:p>
      <text:p text:style-name="P1"/>
      <text:p text:style-name="P1"/>
      <text:p text:style-name="P1">Careful Examples:-</text:p>
      <text:p text:style-name="P1"/>
      <text:p text:style-name="P1">a)Nested Parenthesis:</text:p>
      <text:p text:style-name="P1"><text:tab/></text:p>
      <text:p text:style-name="P1"><text:tab/>To ensure parenthesis are nested correctly, two requirements must be met:-</text:p>
      <text:p text:style-name="P1"><text:tab/><text:tab/>. there are an equal number of right and left parenthesis</text:p>
      <text:p text:style-name="P1"><text:tab/><text:tab/>. every right parenthesis is preceded by a matching left parenthesis</text:p>
      <text:p text:style-name="P1"/>
      <text:p text:style-name="P1"/>
      <text:p text:style-name="P1"><text:tab/></text:p>
      <text:p text:style-name="P1"><text:tab/><text:span text:style-name="T1">Solution:</text:span></text:p>
      <text:p text:style-name="P1"><text:tab/><text:span text:style-name="T1">The parenthesis count at the end of the expression is zero. This imples that no scopes have </text:span></text:p>
      <text:p text:style-name="P1"><text:tab/><text:span text:style-name="T1">been left open that is to say there are exactly as many left parenthesis as there are right </text:span></text:p>
      <text:p text:style-name="P1"><text:tab/><text:span text:style-name="T1">parenthesis.</text:span></text:p>
      <text:p text:style-name="P1"><text:tab/></text:p>
      <text:p text:style-name="P1"><text:tab/><text:span text:style-name="T1">The parenthesis count at each point in the expression is nonnegative.This implies that no </text:span></text:p>
      <text:p text:style-name="P1"><text:tab/><text:span text:style-name="T1">right parenthesis is encountered for which a matching left parenthesis had not been <text:tab/>previosuly encountered.</text:span></text:p>
      <text:p text:style-name="P1"/>
      <text:p text:style-name="P1"/>
      <text:p text:style-name="P2">Things You should know before representing a stack in any language:</text:p>
      <text:p text:style-name="P2"/>
      <text:p text:style-name="P2"><text:tab/>The obvious data strructure that you can think of would be array, and yes you would be right</text:p>
      <text:p text:style-name="P2"><text:tab/>,but there are some tricks with arrays, that you need to be conscious about, if you remember</text:p>
      <text:p text:style-name="P2"><text:tab/>array has a definite size,but, not stack, a stack is flexible that way.</text:p>
      <text:p text:style-name="P2"><text:tab/></text:p>
      <text:p text:style-name="P2"><text:tab/>we define a stack size to guess out maximum size of the stack, and control the flexiblity with <text:tab/>variable “top”, where, top represents the current size of the stack</text:p>
      <text:p text:style-name="P2"/>
      <text:p text:style-name="P2"/>
      <text:p text:style-name="P2"><text:tab/>STACK UNDERFLOW: Condition when stack is empty and user want to pop().</text:p>
      <text:p text:style-name="P2"><text:tab/>STACK OVERFLOW: Condition when stack is full and user want to push()</text:p>
      <text:p text:style-name="P2"><text:tab/></text:p>
      <text:p text:style-name="P2"><text:tab/><text:span text:style-name="T2">Its not that just we print out the error message but we have to design a function </text:span></text:p>
      <text:p text:style-name="P2"><text:tab/><text:span text:style-name="T2">that can handle the rejection.</text:span></text:p>
      <text:p text:style-name="P1"/>
      <text:p text:style-name="P1"><text:soft-page-break/></text:p>
      <text:p text:style-name="P1"/>
      <text:p text:style-name="P2">Code Representation For Stack in Python(Github Repo-Link)</text:p>
      <text:p text:style-name="P2">*<text:a xlink:type="simple" xlink:href="https://github.com/prateek-dutt/Data-Structure/blob/master/stack.py" text:style-name="Internet_20_link" text:visited-style-name="Visited_20_Internet_20_Link">https://github.com/prateek-dutt/Data-Structure/blob/master/stack.py</text:a></text:p>
      <text:p text:style-name="P2"/>
      <text:p text:style-name="P2"/>
      <text:p text:style-name="P2"/>
      <text:p text:style-name="P4">INFIX, POSTFIX, AND, PREFIX:</text:p>
      <text:p text:style-name="P4"/>
      <text:p text:style-name="P4"><text:s/>A+B- INFIX</text:p>
      <text:p text:style-name="P4">+A B-PREFIX</text:p>
      <text:p text:style-name="P4">A B+-POSTFIX</text:p>
      <text:p text:style-name="P4"/>
      <text:p text:style-name="P4"/>
      <text:p text:style-name="P4">The prefixes in, pre, and post refer to the relatve position of the operator with respect to </text:p>
      <text:p text:style-name="P4">the two operands.</text:p>
      <text:p text:style-name="P4"/>
      <text:p text:style-name="P4"/>
      <text:p text:style-name="P4">Examples:</text:p>
      <text:p text:style-name="P4"/>
      <text:p text:style-name="P4">A + (B*C) <text:s text:c="3"/>----------------------ORIGINAL FORM</text:p>
      <text:p text:style-name="P4"/>
      <text:p text:style-name="P4">A + (BC*) -------------------------CONVERT THE MULTIPLICATION</text:p>
      <text:p text:style-name="P4">A(BC*)+ <text:s/>--------------------------Convert the addiotn</text:p>
      <text:p text:style-name="P4">ABC*+ -----------------------------Postfix form</text:p>
      <text:p text:style-name="P4"/>
      <text:p text:style-name="P4"/>
      <text:p text:style-name="P4">Note:</text:p>
      <text:p text:style-name="P4">The only rule to remember during the conversion process are that operations with highest precedence are converted first and that after a portion of the expression has been converted to postfix it is to be treated as a single operand.</text:p>
      <text:p text:style-name="P4"/>
      <text:p text:style-name="P4">“When encountered a parenthesis, parenthesis has a higher precedence over anything”</text:p>
      <text:p text:style-name="P4"/>
      <text:p text:style-name="P4">E.g:</text:p>
      <text:p text:style-name="P4"><text:s/></text:p>
      <text:p text:style-name="P4">(A + B) * C <text:s text:c="12"/>INFIX FORM</text:p>
      <text:p text:style-name="P4">(AB +) * C <text:s text:c="12"/>Convert the ADDITION</text:p>
      <text:p text:style-name="P4"/>
      <text:p text:style-name="P4">“NOTE <text:s/>although * has a higher precedence over + but, since, parenthesis is covering +, we will have to convert +first”</text:p>
      <text:p text:style-name="P4"/>
      <text:p text:style-name="P4">(AB +) <text:s/>C* <text:s text:c="10"/>Convert the multiplication</text:p>
      <text:p text:style-name="P4"/>
      <text:p text:style-name="P4">AB+C* <text:s text:c="16"/>POSTFIX FORM</text:p>
      <text:p text:style-name="P4"/>
      <text:p text:style-name="P4"/>
      <text:p text:style-name="P4"/>
      <text:p text:style-name="P5"/>
      <text:p text:style-name="P5"/>
      <text:p text:style-name="P5"/>
      <text:p text:style-name="P5"/>
      <text:p text:style-name="P5"><text:soft-page-break/></text:p>
      <text:p text:style-name="P5">ORDER OF PRECEDENCE FOR BINARY OPERATIONS:</text:p>
      <text:p text:style-name="P5"/>
      <text:p text:style-name="P5"/>
      <text:p text:style-name="P5"><text:tab/><text:tab/><text:tab/><text:tab/>EXPONENTIATION</text:p>
      <text:p text:style-name="P5"><text:tab/><text:tab/><text:tab/><text:tab/>MULTIPLICATION/DIVISION</text:p>
      <text:p text:style-name="P5"><text:tab/><text:tab/><text:tab/><text:tab/>ADDITION/SUBSTRACTION</text:p>
      <text:p text:style-name="P5"/>
      <text:p text:style-name="P5">NOTE:</text:p>
      <text:p text:style-name="P5"/>
      <text:p text:style-name="P5">When unparenthesized operators of the same precedence are scanned, the order is assumed to be left to right except in the case of exponentiation, where the order is assumed to be right to left</text:p>
      <text:p text:style-name="P5"/>
      <text:p text:style-name="P5"><text:tab/><text:tab/><text:tab/></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6:22:14.075380416</meta:creation-date>
    <meta:editing-duration>PT1M26S</meta:editing-duration>
    <meta:editing-cycles>4</meta:editing-cycles>
    <meta:generator>LibreOffice/6.0.7.3$Linux_X86_64 LibreOffice_project/00m0$Build-3</meta:generator>
    <dc:date>2020-03-01T16:45:46.794867152</dc:date>
    <meta:document-statistic meta:table-count="0" meta:image-count="0" meta:object-count="0" meta:page-count="3" meta:paragraph-count="64" meta:word-count="525" meta:character-count="3312" meta:non-whitespace-character-count="2744"/>
  </office:meta>
</office:document-meta>
</file>